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.setArrayType( boolean arra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isArra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convertFromString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atype.ge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addValidationRule( ValidationRule validation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setBuilder( Datatype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validate( Object value , ExpressionContext express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atatype.get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getPlain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convertToString( Object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setConvertor( Convertor conver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